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EEED691270A38DB52D.png" manifest:media-type="image/png"/>
  <manifest:file-entry manifest:full-path="Pictures/1000000100000315000003222101718160DD2A4D.png" manifest:media-type="image/png"/>
  <manifest:file-entry manifest:full-path="Pictures/10000001000002E500000023D0CE436039E8912E.png" manifest:media-type="image/png"/>
  <manifest:file-entry manifest:full-path="Pictures/10000001000002F6000001ACE43993F351883E37.png" manifest:media-type="image/png"/>
  <manifest:file-entry manifest:full-path="Pictures/100000010000035900000320691AA6496D654011.png" manifest:media-type="image/png"/>
  <manifest:file-entry manifest:full-path="Pictures/100000000000037F000001F7CB9945945479EDF1.png" manifest:media-type="image/png"/>
  <manifest:file-entry manifest:full-path="Pictures/100000010000050A000003792CAE0DE2E8F69477.png" manifest:media-type="image/png"/>
  <manifest:file-entry manifest:full-path="Pictures/1000000000000400000002567378DE5CCCF90830.png" manifest:media-type="image/png"/>
  <manifest:file-entry manifest:full-path="Pictures/10000001000003590000002731E66BB41D29E116.png" manifest:media-type="image/png"/>
  <manifest:file-entry manifest:full-path="Pictures/10000001000002F6000001AA2662EC927C6F6E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auto-grow-height="true" fo:min-height="1.1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cm" fo:margin-bottom="0cm" fo:text-align="center" fo:text-indent="0cm"/>
    </style:style>
    <style:style style:name="P7" style:family="paragraph">
      <loext:graphic-properties draw:fill-color="#ffffff"/>
      <style:paragraph-properties fo:margin-left="0cm" fo:margin-right="0cm" fo:margin-top="0.5cm" fo:margin-bottom="0cm" fo:text-align="center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draw:style-name="gr1" draw:text-style-name="P1" draw:layer="layout" svg:width="20.054cm" svg:height="11.27cm" svg:x="3.734cm" svg:y="3.773cm">
          <draw:image xlink:href="Pictures/10000001000002F6000001AA2662EC927C6F6ED5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329cm" svg:y="0cm" presentation:class="title" presentation:user-transformed="true">
          <draw:text-box>
            <text:p>Worth2Watch </text:p>
          </draw:text-box>
        </draw:frame>
        <draw:frame presentation:style-name="pr2" draw:text-style-name="P4" draw:layer="layout" svg:width="25.199cm" svg:height="4.356cm" svg:x="1.801cm" svg:y="2.144cm" presentation:class="outline" presentation:user-transformed="true">
          <draw:text-box>
            <text:p text:style-name="P3"><text:span text:style-name="T1">https://</text:span><text:span text:style-name="T1">worth2watch.herokuapp.com/</text:span></text:p>
          </draw:text-box>
        </draw:frame>
        <draw:frame presentation:style-name="pr2" draw:text-style-name="P2" draw:layer="layout" svg:width="14.199cm" svg:height="1.5cm" svg:x="6.301cm" svg:y="14.25cm" presentation:class="outline" presentation:user-transformed="true">
          <draw:text-box>
            <text:list text:style-name="L2">
              <text:list-header>
                <text:p><text:span text:style-name="T2">Milja Ketoja, Arttu Koskinen, Heikki Nenonen </text:span><text:s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What to watch?</text:p>
          </draw:text-box>
        </draw:frame>
        <draw:frame draw:style-name="gr1" draw:text-style-name="P1" draw:layer="layout" svg:width="13.699cm" svg:height="8cm" svg:x="0.501cm" svg:y="5cm">
          <draw:image xlink:href="Pictures/1000000000000400000002567378DE5CCCF90830.png" xlink:type="simple" xlink:show="embed" xlink:actuate="onLoad" draw:mime-type="image/png">
            <text:p/>
          </draw:image>
        </draw:frame>
        <draw:frame draw:style-name="gr1" draw:text-style-name="P1" draw:layer="layout" svg:width="12.695cm" svg:height="8.749cm" svg:x="14.305cm" svg:y="5cm">
          <draw:image xlink:href="Pictures/100000010000050A000003792CAE0DE2E8F694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679cm" svg:height="13.308cm" svg:x="2.821cm" svg:y="1.192cm">
          <draw:image xlink:href="Pictures/100000000000037F000001F7CB9945945479ED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20.054cm" svg:height="11.323cm" svg:x="4.5cm" svg:y="3.5cm">
          <draw:image xlink:href="Pictures/10000001000002F6000001ACE43993F351883E37.png" xlink:type="simple" xlink:show="embed" xlink:actuate="onLoad" draw:mime-type="image/png">
            <text:p/>
          </draw:image>
        </draw:frame>
        <draw:frame draw:style-name="gr1" draw:text-style-name="P1" draw:layer="layout" svg:width="19.605cm" svg:height="0.925cm" svg:x="3.28cm" svg:y="2.689cm">
          <draw:image xlink:href="Pictures/10000001000002E500000023D0CE436039E8912E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Solution!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264cm" svg:height="14.249cm" svg:x="0.306cm" svg:y="1.605cm">
          <draw:image xlink:href="Pictures/100000010000035900000320691AA6496D654011.png" xlink:type="simple" xlink:show="embed" xlink:actuate="onLoad" draw:mime-type="image/png">
            <text:p/>
          </draw:image>
        </draw:frame>
        <draw:frame draw:style-name="gr1" draw:text-style-name="P1" draw:layer="layout" svg:width="16.674cm" svg:height="0.758cm" svg:x="0cm" svg:y="0.742cm">
          <draw:image xlink:href="Pictures/10000001000003590000002731E66BB41D29E116.png" xlink:type="simple" xlink:show="embed" xlink:actuate="onLoad" draw:mime-type="image/png">
            <text:p/>
          </draw:image>
        </draw:frame>
        <draw:frame draw:style-name="gr1" draw:text-style-name="P1" draw:layer="layout" svg:width="16.674cm" svg:height="0.758cm" svg:x="13.905cm" svg:y="0.742cm">
          <draw:image xlink:href="Pictures/10000001000003590000002731E66BB41D29E116.png" xlink:type="simple" xlink:show="embed" xlink:actuate="onLoad" draw:mime-type="image/png">
            <text:p/>
          </draw:image>
        </draw:frame>
        <draw:frame draw:style-name="gr3" draw:text-style-name="P3" draw:layer="layout" svg:width="14.5cm" svg:height="14.739cm" svg:x="14cm" svg:y="1.457cm">
          <draw:image xlink:href="Pictures/1000000100000315000003222101718160DD2A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draw:style-name="gr1" draw:text-style-name="P1" draw:layer="layout" svg:width="15.749cm" svg:height="15.749cm" svg:x="5.165cm" svg:y="-0.008cm">
          <draw:image xlink:href="Pictures/10000000000002EE000002EEED691270A38DB52D.png" xlink:type="simple" xlink:show="embed" xlink:actuate="onLoad" draw:mime-type="image/png">
            <text:p/>
          </draw:image>
        </draw:frame>
        <draw:frame presentation:style-name="pr5" draw:text-style-name="P7" draw:layer="layout" svg:width="22.6cm" svg:height="5.324cm" svg:x="1.4cm" svg:y="-1.571cm" presentation:class="subtitle" presentation:user-transformed="true">
          <draw:text-box>
            <text:p text:style-name="P6"/>
            <text:p text:style-name="P6"><text:span text:style-name="T3">https://worth2watch.herokuapp.com/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1:54.499358028</meta:creation-date>
    <dc:date>2022-10-10T13:06:29.162924979</dc:date>
    <meta:editing-duration>PT17M4S</meta:editing-duration>
    <meta:editing-cycles>5</meta:editing-cycles>
    <meta:generator>LibreOffice/7.3.6.2$Linux_X86_64 LibreOffice_project/30$Build-2</meta:generator>
    <meta:document-statistic meta:object-count="50"/>
  </office:meta>
</office:document-meta>
</file>